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youtube.com/watch?v=4H0JDomv8ac&amp;list=RDpICAha0nsb0&amp;index=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l </meta:initial-creator>
    <meta:creation-date>2017-05-05T21:27:30.44</meta:creation-date>
    <meta:document-statistic meta:table-count="0" meta:image-count="0" meta:object-count="0" meta:page-count="1" meta:paragraph-count="1" meta:word-count="1" meta:character-count="71"/>
    <dc:date>2017-05-05T21:28:09.15</dc:date>
    <dc:creator>Joel </dc:creator>
    <meta:editing-duration>PT39S</meta:editing-duration>
    <meta:editing-cycles>1</meta:editing-cycles>
    <meta:generator>OpenOffice/4.1.3$Win32 OpenOffice.org_project/413m1$Build-9783</meta:generator>
  </office:meta>
</office:document-meta>
</file>